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5])" office:value-type="float" office:value="73">
            <text:p>73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2">
            <text:p>22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Sample Vishay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ferrite bead, 1206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Farnell 304-169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3])" office:value-type="float" office:value="47">
            <text:p>47</text:p>
          </table:table-cell>
          <table:table-cell/>
        </table:table-row>
      </table:table>
      <table:table table:name="SD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0])" office:value-type="float" office:value="82">
            <text:p>82</text:p>
          </table:table-cell>
          <table:table-cell/>
        </table:table-row>
      </table:table>
      <table:table table:name="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2])" office:value-type="float" office:value="21">
            <text:p>21</text:p>
          </table:table-cell>
          <table:table-cell/>
        </table:table-row>
      </table:table>
      <table:table table:name="VGA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0])" office:value-type="float" office:value="32">
            <text:p>32</text:p>
          </table:table-cell>
          <table:table-cell/>
        </table:table-row>
      </table:table>
      <table:table table:name="Video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55">
            <text:p>55</text:p>
          </table:table-cell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Total parts, from subtotal</text:p>
          </table:table-cell>
          <table:table-cell table:style-name="ce3" table:formula="of:=[Audio.B27]+[Ethernet.B17]+[FPGA.B6]+[FPGAdec.B8]+[Misc.B19]+[MiscControl.B19]+[NORFlash.B9]+[Power.B25]+[SDRAM.B12]+[USB.B14]+[VGAout.B22]+[VideoIn.B19]" office:value-type="float" office:value="465">
            <text:p>46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umber of boards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Part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Expansion</text:p>
          </table:table-cell>
          <table:table-cell table:style-name="ce5" office:value-type="string">
            <text:p>Comment</text:p>
          </table:table-cell>
        </table:table-row>
        <table:table-row table:style-name="ro2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table:formula="of:=[.B2]*[.B5]" office:value-type="float" office:value="10">
            <text:p>10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table:formula="of:=[.B2]*[.B6]" office:value-type="float" office:value="5">
            <text:p>5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table:formula="of:=[.B2]*[.B7]" office:value-type="float" office:value="10">
            <text:p>10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table:formula="of:=[.B2]*[.B8]" office:value-type="float" office:value="5">
            <text:p>5</text:p>
          </table:table-cell>
          <table:table-cell office:value-type="string">
            <text:p>Mouser 538-500901-0801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table:formula="of:=[.B2]*[.B9]" office:value-type="float" office:value="10">
            <text:p>10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table:formula="of:=[.B2]*[.B10]" office:value-type="float" office:value="5">
            <text:p>5</text:p>
          </table:table-cell>
          <table:table-cell office:value-type="string">
            <text:p>Mouser 538-87832-1420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table:formula="of:=[.B2]*[.B11]" office:value-type="float" office:value="5">
            <text:p>5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table:formula="of:=[.B2]*[.B12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table:formula="of:=[.B2]*[.B13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0">
            <text:p>60</text:p>
          </table:table-cell>
          <table:table-cell table:formula="of:=[.B2]*[.B14]" office:value-type="float" office:value="300">
            <text:p>300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table:formula="of:=[.B2]*[.B15]" office:value-type="float" office:value="10">
            <text:p>10</text:p>
          </table:table-cell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table:formula="of:=[.B2]*[.B16]" office:value-type="float" office:value="35">
            <text:p>35</text:p>
          </table:table-cell>
          <table:table-cell office:value-type="string">
            <text:p>Farnell 1108328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 table:formula="of:=[.B2]*[.B17]" office:value-type="float" office:value="95">
            <text:p>95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 table:formula="of:=[.B2]*[.B18]" office:value-type="float" office:value="60">
            <text:p>60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 table:formula="of:=[.B2]*[.B19]" office:value-type="float" office:value="150">
            <text:p>150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table:formula="of:=[.B2]*[.B20]" office:value-type="float" office:value="5">
            <text:p>5</text:p>
          </table:table-cell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table:formula="of:=[.B2]*[.B21]" office:value-type="float" office:value="25">
            <text:p>25</text:p>
          </table:table-cell>
          <table:table-cell office:value-type="string">
            <text:p>Farnell 1758981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 table:formula="of:=[.B2]*[.B22]" office:value-type="float" office:value="15">
            <text:p>15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table:formula="of:=[.B2]*[.B23]" office:value-type="float" office:value="5">
            <text:p>5</text:p>
          </table:table-cell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8">
            <text:p>8</text:p>
          </table:table-cell>
          <table:table-cell table:formula="of:=[.B2]*[.B24]" office:value-type="float" office:value="40">
            <text:p>40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table:formula="of:=[.B2]*[.B25]" office:value-type="float" office:value="5">
            <text:p>5</text:p>
          </table:table-cell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table:formula="of:=[.B2]*[.B26]" office:value-type="float" office:value="5">
            <text:p>5</text:p>
          </table:table-cell>
          <table:table-cell office:value-type="string">
            <text:p>Farnell 1759412 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4">
            <text:p>4</text:p>
          </table:table-cell>
          <table:table-cell table:formula="of:=[.B2]*[.B27]" office:value-type="float" office:value="20">
            <text:p>20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table:formula="of:=[.B2]*[.B28]" office:value-type="float" office:value="110">
            <text:p>110</text:p>
          </table:table-cell>
          <table:table-cell office:value-type="string">
            <text:p>Farnell 1759414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44">
            <text:p>44</text:p>
          </table:table-cell>
          <table:table-cell table:formula="of:=[.B2]*[.B29]" office:value-type="float" office:value="220">
            <text:p>220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table:formula="of:=[.B2]*[.B30]" office:value-type="float" office:value="30">
            <text:p>30</text:p>
          </table:table-cell>
          <table:table-cell office:value-type="string">
            <text:p>Farnell 1758987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table:formula="of:=[.B2]*[.B31]" office:value-type="float" office:value="20">
            <text:p>20</text:p>
          </table:table-cell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table:formula="of:=[.B2]*[.B32]" office:value-type="float" office:value="5">
            <text:p>5</text:p>
          </table:table-cell>
          <table:table-cell office:value-type="string">
            <text:p>Farnell 1759379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table:formula="of:=[.B2]*[.B33]" office:value-type="float" office:value="5">
            <text:p>5</text:p>
          </table:table-cell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table:formula="of:=[.B2]*[.B34]" office:value-type="float" office:value="5">
            <text:p>5</text:p>
          </table:table-cell>
          <table:table-cell office:value-type="string">
            <text:p>Farnell 1457091</text:p>
          </table:table-cell>
        </table:table-row>
        <table:table-row table:style-name="ro2">
          <table:table-cell table:style-name="ce4" office:value-type="string">
            <text:p>DC10A</text:p>
          </table:table-cell>
          <table:table-cell office:value-type="float" office:value="1">
            <text:p>1</text:p>
          </table:table-cell>
          <table:table-cell table:formula="of:=[.B2]*[.B35]" office:value-type="float" office:value="5">
            <text:p>5</text:p>
          </table:table-cell>
          <table:table-cell office:value-type="string">
            <text:p>Farnell 224959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table:formula="of:=[.B2]*[.B36]" office:value-type="float" office:value="5">
            <text:p>5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table:formula="of:=[.B2]*[.B37]" office:value-type="float" office:value="5">
            <text:p>5</text:p>
          </table:table-cell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13">
            <text:p>13</text:p>
          </table:table-cell>
          <table:table-cell table:formula="of:=[.B2]*[.B38]" office:value-type="float" office:value="65">
            <text:p>65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table:formula="of:=[.B2]*[.B39]" office:value-type="float" office:value="15">
            <text:p>15</text:p>
          </table:table-cell>
          <table:table-cell office:value-type="string">
            <text:p>Farnell 1555987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table:formula="of:=[.B2]*[.B40]" office:value-type="float" office:value="5">
            <text:p>5</text:p>
          </table:table-cell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table:formula="of:=[.B2]*[.B41]" office:value-type="float" office:value="5">
            <text:p>5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 table:formula="of:=[.B2]*[.B4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table:formula="of:=[.B2]*[.B43]" office:value-type="float" office:value="5">
            <text:p>5</text:p>
          </table:table-cell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table:formula="of:=[.B2]*[.B44]" office:value-type="float" office:value="10">
            <text:p>10</text:p>
          </table:table-cell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table:formula="of:=[.B2]*[.B45]" office:value-type="float" office:value="5">
            <text:p>5</text:p>
          </table:table-cell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table:formula="of:=[.B2]*[.B46]" office:value-type="float" office:value="5">
            <text:p>5</text:p>
          </table:table-cell>
          <table:table-cell office:value-type="string">
            <text:p>Farnell 1100673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table:formula="of:=[.B2]*[.B47]" office:value-type="float" office:value="15">
            <text:p>15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table:formula="of:=[.B2]*[.B48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table:formula="of:=[.B2]*[.B49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table:formula="of:=[.B2]*[.B50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table:formula="of:=[.B2]*[.B51]" office:value-type="float" office:value="10">
            <text:p>10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formula="of:=[.B2]*[.B52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table:formula="of:=[.B2]*[.B53]" office:value-type="float" office:value="10">
            <text:p>10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table:formula="of:=[.B2]*[.B54]" office:value-type="float" office:value="5">
            <text:p>5</text:p>
          </table:table-cell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table:formula="of:=[.B2]*[.B55]" office:value-type="float" office:value="5">
            <text:p>5</text:p>
          </table:table-cell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table:formula="of:=[.B2]*[.B56]" office:value-type="float" office:value="25">
            <text:p>25</text:p>
          </table:table-cell>
          <table:table-cell office:value-type="string">
            <text:p>Farnell 1651732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table:formula="of:=[.B2]*[.B57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table:formula="of:=[.B2]*[.B58]" office:value-type="float" office:value="5">
            <text:p>5</text:p>
          </table:table-cell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table:formula="of:=[.B2]*[.B59]" office:value-type="float" office:value="5">
            <text:p>5</text:p>
          </table:table-cell>
          <table:table-cell office:value-type="string">
            <text:p>Farnell 1469664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table:formula="of:=[.B2]*[.B60]" office:value-type="float" office:value="5">
            <text:p>5</text:p>
          </table:table-cell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table:formula="of:=[.B2]*[.B61]" office:value-type="float" office:value="20">
            <text:p>20</text:p>
          </table:table-cell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table:formula="of:=[.B2]*[.B62]" office:value-type="float" office:value="5">
            <text:p>5</text:p>
          </table:table-cell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14">
            <text:p>14</text:p>
          </table:table-cell>
          <table:table-cell table:formula="of:=[.B2]*[.B63]" office:value-type="float" office:value="70">
            <text:p>70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6">
            <text:p>6</text:p>
          </table:table-cell>
          <table:table-cell table:formula="of:=[.B2]*[.B64]" office:value-type="float" office:value="30">
            <text:p>30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table:formula="of:=[.B2]*[.B65]" office:value-type="float" office:value="5">
            <text:p>5</text:p>
          </table:table-cell>
          <table:table-cell office:value-type="string">
            <text:p>Farnell 304-169K-RC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7">
            <text:p>7</text:p>
          </table:table-cell>
          <table:table-cell table:formula="of:=[.B2]*[.B66]" office:value-type="float" office:value="35">
            <text:p>35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2">
            <text:p>2</text:p>
          </table:table-cell>
          <table:table-cell table:formula="of:=[.B2]*[.B67]" office:value-type="float" office:value="10">
            <text:p>10</text:p>
          </table:table-cell>
          <table:table-cell office:value-type="string">
            <text:p>Farnell 135812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table:formula="of:=[.B2]*[.B68]" office:value-type="float" office:value="5">
            <text:p>5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table:formula="of:=[.B2]*[.B69]" office:value-type="float" office:value="5">
            <text:p>5</text:p>
          </table:table-cell>
          <table:table-cell office:value-type="string">
            <text:p>Mouser 304-2.32K-RC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5">
            <text:p>5</text:p>
          </table:table-cell>
          <table:table-cell table:formula="of:=[.B2]*[.B70]" office:value-type="float" office:value="25">
            <text:p>25</text:p>
          </table:table-cell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table:formula="of:=[.B2]*[.B71]" office:value-type="float" office:value="20">
            <text:p>20</text:p>
          </table:table-cell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8">
            <text:p>8</text:p>
          </table:table-cell>
          <table:table-cell table:formula="of:=[.B2]*[.B72]" office:value-type="float" office:value="40">
            <text:p>40</text:p>
          </table:table-cell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table:formula="of:=[.B2]*[.B73]" office:value-type="float" office:value="300">
            <text:p>300</text:p>
          </table:table-cell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6">
            <text:p>6</text:p>
          </table:table-cell>
          <table:table-cell table:formula="of:=[.B2]*[.B74]" office:value-type="float" office:value="30">
            <text:p>30</text:p>
          </table:table-cell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2">
            <text:p>2</text:p>
          </table:table-cell>
          <table:table-cell table:formula="of:=[.B2]*[.B75]" office:value-type="float" office:value="10">
            <text:p>10</text:p>
          </table:table-cell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table:formula="of:=[.B2]*[.B76]" office:value-type="float" office:value="5">
            <text:p>5</text:p>
          </table:table-cell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table:formula="of:=[.B2]*[.B77]" office:value-type="float" office:value="20">
            <text:p>20</text:p>
          </table:table-cell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table:formula="of:=[.B2]*[.B78]" office:value-type="float" office:value="5">
            <text:p>5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table:formula="of:=[.B2]*[.B79]" office:value-type="float" office:value="5">
            <text:p>5</text:p>
          </table:table-cell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table:formula="of:=[.B2]*[.B80]" office:value-type="float" office:value="90">
            <text:p>90</text:p>
          </table:table-cell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6">
            <text:p>6</text:p>
          </table:table-cell>
          <table:table-cell table:formula="of:=[.B2]*[.B81]" office:value-type="float" office:value="30">
            <text:p>30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table:formula="of:=[.B2]*[.B82]" office:value-type="float" office:value="5">
            <text:p>5</text:p>
          </table:table-cell>
          <table:table-cell office:value-type="string">
            <text:p>Mouser 660-RK73H1ETTP8662F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3">
            <text:p>3</text:p>
          </table:table-cell>
          <table:table-cell table:formula="of:=[.B2]*[.B83]" office:value-type="float" office:value="15">
            <text:p>15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table:formula="of:=[.B2]*[.B84]" office:value-type="float" office:value="10">
            <text:p>10</text:p>
          </table:table-cell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table:formula="of:=[.B2]*[.B85]" office:value-type="float" office:value="5">
            <text:p>5</text:p>
          </table:table-cell>
          <table:table-cell office:value-type="string">
            <text:p>Farnell 1564252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table:formula="of:=[.B2]*[.B86]" office:value-type="float" office:value="5">
            <text:p>5</text:p>
          </table:table-cell>
          <table:table-cell office:value-type="string">
            <text:p>Sample TI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table:formula="of:=[.B2]*[.B87]" office:value-type="float" office:value="5">
            <text:p>5</text:p>
          </table:table-cell>
          <table:table-cell office:value-type="string">
            <text:p>Sample Vishay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table:formula="of:=[.B2]*[.B88]" office:value-type="float" office:value="20">
            <text:p>20</text:p>
          </table:table-cell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table:formula="of:=[.B2]*[.B89]" office:value-type="float" office:value="5">
            <text:p>5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5:.B89])" office:value-type="float" office:value="465">
            <text:p>465</text:p>
          </table:table-cell>
          <table:table-cell table:formula="of:=SUM([.C5:.C89])" office:value-type="float" office:value="2325">
            <text:p>2325</text:p>
          </table:table-cell>
          <table:table-cell/>
        </table:table-row>
      </table:table>
      <table:database-ranges>
        <table:database-range table:target-range-address="Total.A5:Total.C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1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9T11:32:17</dc:date>
    <meta:editing-duration>PT29H13M29S</meta:editing-duration>
    <meta:editing-cycles>42</meta:editing-cycles>
    <meta:generator>OpenOffice.org/3.1$Linux OpenOffice.org_project/310m19$Build-9420</meta:generator>
    <meta:document-statistic meta:table-count="13" meta:cell-count="829" meta:object-count="0"/>
  </office:meta>
</office:document-meta>
</file>